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paragraph" style:name="P2" style:display-name="P2" style:parent-style-name="Normal">
      <style:paragraph-properties fo:text-align="center"/>
      <style:text-properties fo:font-size="20pt" fo:font-weight="bold"/>
    </style:style>
    <style:style style:family="paragraph" style:name="P3" style:display-name="P3" style:parent-style-name="Normal">
      <style:paragraph-properties fo:text-align="center"/>
      <style:text-properties fo:font-size="14pt" fo:font-weight="normal"/>
    </style:style>
    <style:style style:family="paragraph" style:name="P4" style:display-name="P4" style:parent-style-name="Normal">
      <style:paragraph-properties fo:text-align="left"/>
      <style:text-properties fo:font-size="14pt" fo:font-weight="normal"/>
    </style:style>
    <style:style style:family="paragraph" style:name="P1" style:display-name="P1" style:parent-style-name="Normal">
      <style:paragraph-properties fo:text-align="center" fo:break-before="page"/>
      <style:text-properties fo:font-size="20pt" fo:font-weight="bold"/>
    </style:style>
    <style:style style:family="section" style:name="Sect1" style:display-name="Sect1"/>
    <style:page-layout style:name="PLayout2">
      <style:page-layout-properties fo:margin-top="2.000000cm" fo:margin-bottom="2cm" fo:margin-left="2cm" fo:margin-right="2cm" fo:background-color="#ffffff"/>
      <style:header-style>
        <style:header-footer-properties svg:height="1.769000cm"/>
      </style:header-style>
    </style:page-layout>
    <style:page-layout style:name="Standard">
      <style:page-layout-properties fo:margin-top="2.000000cm" fo:margin-bottom="2cm" fo:margin-left="2cm" fo:margin-right="2cm" fo:background-color="#ffffff"/>
      <style:header-style>
        <style:header-footer-properties svg:height="1.769000cm"/>
      </style:header-style>
    </style:page-layout>
  </office:automatic-styles>
  <office:body>
    <office:text>
      <text:section text:style-name="Sect1" text:name="Section1">
        <text:p text:style-name="P1"/>
        <text:p text:style-name="P2">Rapport </text:p>
        <text:p text:style-name="P2">Projet Flood-it</text:p>
        <text:p text:style-name="P3"/>
        <text:p text:style-name="P3"/>
        <text:p text:style-name="P4"><text:tab/>Flood-It, ou jeu d'inondation en français, est un jeu dont le but est d'inonder une grille remplie de zones de couleurs et ceci le plus efficacement possible. Ce projet consistait à coder un algorithme capable de jouer à ce jeu. Cet algorithme se devait d'être rapide, avec un temps CPU le plus faible possible, mais surtout efficace pour obtenir les meilleurs scores sur le jeu.</text:p>
        <text:p text:style-name="P4"><text:tab/>Pour la première partie, nous avons utilisé uniquement une stratégie de choix aléatoire l'objectif étant de découvrir le jeu, de coder des algorithmes pour parcourir la grille, puis d'optimiser au mieux le parcours pour réduire les temps d'exécutions en utilisant une structure bien spécifique.</text:p>
        <text:p text:style-name="P4"><text:tab/>Dans la deuxième partie, nous avons explorer de nouvelles stratégies, plus efficaces que la première pour obtenir les meilleurs scores. Pour cela nous utilisions une structure en graphe.</text:p>
        <text:p text:style-name="P4"/>
        <text:p text:style-name="P4"><text:tab/>Dans les deux premiers exercices, nous avons, à chaque fois, deux fonctions à mettre en œuvre, une fonction trouve_zone qui met en évidence une zone de la grille et une fonction sequence_aleatoire qui joue une séquence de couleurs aléatoire.</text:p>
        <text:p text:style-name="P4"><text:tab/>La fonction trouve_zone du premier exercice est récursive, pour une case de coordonnées i, j la fonction est rappelée pour les cases adjacentes selon si elles sont de même couleur et encore non visitées. La fonction trouve_zone du second exercice est une version dérecursifer de la première, elle parcour une zone de la même manière sauf qu'au lieu de se rappeler elle-même, elle empile les cases dans une pile d’exécution. La fonction sequence_aleatoire est la même pour les deux exercices, si ce n'est qu'elles n'utilisent pas la même fonction trouve_zone.</text:p>
        <text:p text:style-name="P4">Une fois la fonction trouve_zone_rec testée, on peut remarquer que plus on augmente le nombre de couleur du jeu alors plus le temps CPU et le nombre d’essais pour finir la partie augmente eux aussi, et lorsqu’on augmente les dimensions de la grille alors le temps CPU augmente mais pas le nombre d’essais qui varie sans vraiment croître ou décroître. Cette fonction n’est pas très efficace car elle reparcourt à chaque tour de boucle toutes les cases de la zone Zsg.</text:p>
        <text:p text:style-name="P4">Avec la version dérécursifié de la fonction trouve_zone, on ne constate pas d’importante différence de performance, le nombre d’essais est le même car la stratégie est la même et le temps CPU n’est que très légèrement inférieure à celui de la version précédente. En l’occurrence, on peut imaginer que l’espace mémoire nécessaire à l’exécution de cette dernière version est bien moindre car il n’y a pas d’appel récursif.</text:p>
        <text:p text:style-name="P4"/>
        <text:p text:style-name="P4"/>
        <text:p text:style-name="P4"><text:tab/>Pour ce troisième exercice, on utilise une structure que l’on appelle S_Zsg qui comporte des informations sur la zone supèrieure gauche, avec celle-ci on a des fonctions pour facilement mettre à jour la struture puis on retrouve les mêmes fonctions que dans les exercices précedents, trouve_zone et sequence_aleatoire.</text:p>
        <text:p text:style-name="P4"><text:tab/>La structure S_Zsg est constituée de deux entiers dim et nbcl qui stockent les dimensions de la grille et le nombre de couleur utilisé, puis d’une liste Lzsg de cases qui représente la zone supèrieure gauche, chaque case de la zone y est stockée. Il y a également un tableau de liste de cases pour la bordure de la Zsg et enfin un tableau a deux dimensions d’entiers pour savoir rapidement si une case est dans la Zsg ou dans le bordure.</text:p>
        <text:p text:style-name="P4">Pour manipuler la structure, on utilise une fonction d’initialisation init_Zsg qui initialise les valeurs des variables, qui met à NULL les listes et qui réserve la mémoire pour les tableaux. On utilise également deux fonctions ajoute_Zsg et ajoute_Bordure qui ajoute des éléments à la structure, deux fonctions appartient_Zsg et appartient_Bordure qui permettent de savoir si un élement est dans la Zsg ou dans sa bordure et une fonction detruit_S_Zsg qui detruit la structure en liberant les cases memeoire.</text:p>
        <text:p text:style-name="P4"/>
        <text:p text:style-name="P4">Exercice 3</text:p>
        <text:p text:style-name="P4">Cette dernière version réduit grandement les temps CPU pour la même stratégie, <text:s/>cette fois ci la fonction n’a pas à reparcourir à chaque tour de boucle toute la zone Zsg car la zone est stockée avec sa bordure et on ne s’occupe alors que des nouvelles cases qui passe de la bordure à la zone Zs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i-dessous les valeurs et les graphiques obtenus à l'issu des exécutions des différentes version de la fonction « sequence-aleatoire »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default-style style:family="paragraph">
      <style:paragraph-properties style:tab-stop-distance="1.251cm"/>
    </style:default-style>
    <style:style style:family="paragraph" style:name="Contents-4" style:display-name="Contents 4" style:parent-style-name="Normal" style:next-style-name="Normal">
      <style:paragraph-properties fo:text-indent="-0.300000in" fo:margin-left="2.000000in"/>
    </style:style>
    <style:style style:family="paragraph" style:name="Footer" style:display-name="Footer" style:parent-style-name="Normal" style:next-style-name="Footer">
      <style:paragraph-properties>
        <style:tab-stops>
          <style:tab-stop style:type="center" style:position="3.345833in"/>
          <style:tab-stop style:type="right" style:position="6.692361in"/>
        </style:tab-stops>
      </style:paragraph-properties>
    </style:style>
    <style:style style:family="paragraph" style:name="Normal" style:display-name="Normal">
      <style:paragraph-properties style:writing-mode="lr"/>
      <style:text-properties style:font-name="Times New Roman" fo:font-size="12pt" fo:language="fr" fo:country="FR"/>
    </style:style>
    <style:style style:family="paragraph" style:name="Heading" style:display-name="Heading" style:parent-style-name="Normal" style:next-style-name="Text-body">
      <style:paragraph-properties fo:margin-top="0.423cm" fo:margin-bottom="0.212cm" fo:keep-with-next="always"/>
      <style:text-properties style:font-name="Arial"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margin-top="0cm" fo:margin-bottom="0.212cm"/>
    </style:style>
    <style:style style:family="paragraph" style:name="Header" style:display-name="Header" style:parent-style-name="Normal" style:next-style-name="Header">
      <style:paragraph-properties>
        <style:tab-stops>
          <style:tab-stop style:type="center" style:position="3.345833in"/>
          <style:tab-stop style:type="right" style:position="6.692361in"/>
        </style:tab-stops>
      </style:paragraph-properties>
    </style:style>
    <style:style style:family="paragraph" style:name="Contents-2" style:display-name="Contents 2" style:parent-style-name="Normal" style:next-style-name="Normal">
      <style:paragraph-properties fo:text-indent="-0.300000in" fo:margin-left="1.000000in"/>
    </style:style>
  </office:styles>
  <office:automatic-styles>
    <style:style style:family="paragraph" style:name="P1" style:display-name="P1" style:parent-style-name="Header"/>
    <style:page-layout style:name="Standard">
      <style:page-layout-properties fo:page-width="210.000000mm" fo:page-height="297.000000mm" style:print-orientation="portrait" fo:margin-top="2.000000cm" fo:margin-bottom="2cm" fo:margin-left="2cm" fo:margin-right="2cm" fo:background-color="#ffffff"/>
      <style:header-style>
        <style:header-footer-properties svg:height="1.769000cm"/>
      </style:header-style>
    </style:page-layout>
  </office:automatic-styles>
  <office:master-styles>
    <style:master-page style:name="Standard" style:page-layout-name="Standard">
      <style:header>
        <text:p text:style-name="P1">LU2IN006<text:tab/>Page <text:page-number>3</text:page-number>/<text:page-count>3</text:page-count><text:tab/>Lou THIR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meta:initial-creator>Lou </meta:initial-creator>
    <dc:creator>Lou </dc:creator>
    <meta:creation-date>2020-03-26T11:45:52.89</meta:creation-date>
    <dc:date>Fri May 22 17:09:00 2020
</dc:date>
  </office:meta>
</office:document-meta>
</file>